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3.895cm" table:align="left"/>
    </style:style>
    <style:style style:name="Tabla1.A" style:family="table-column">
      <style:table-column-properties style:column-width="2.663cm"/>
    </style:style>
    <style:style style:name="Tabla1.B" style:family="table-column">
      <style:table-column-properties style:column-width="1.23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text-properties style:font-name="Tahoma" fo:font-size="12pt" style:font-size-asian="12pt" style:font-size-complex="12pt"/>
    </style:style>
    <style:style style:name="P5" style:family="paragraph" style:parent-style-name="Preformatted_20_Text">
      <loext:graphic-properties draw:fill="solid" draw:fill-color="#2f1e2e" draw:opacity="100%"/>
      <style:paragraph-properties ch2_options="{'Style': 'paraiso-dark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f1e2e"/>
    </style:style>
    <style:style style:name="P6" style:family="paragraph" style:parent-style-name="Preformatted_20_Text">
      <loext:graphic-properties draw:fill="solid" draw:fill-color="#2f1e2e" draw:opacity="100%"/>
      <style:paragraph-properties ch2_options="{'Style': 'paraiso-dark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f1e2e"/>
      <style:text-properties fo:color="#e7e9db" loext:opacity="100%" style:font-name="Tahoma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7" style:family="paragraph" style:parent-style-name="Preformatted_20_Text">
      <loext:graphic-properties draw:fill="solid" draw:fill-color="#2f1e2e" draw:opacity="100%"/>
      <style:paragraph-properties ch2_options="{'Style': 'paraiso-dark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f1e2e"/>
      <style:text-properties officeooo:paragraph-rsid="0007e48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07e48c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07e48c"/>
    </style:style>
    <style:style style:name="P10" style:family="paragraph" style:parent-style-name="Heading_20_4">
      <style:paragraph-properties fo:keep-with-next="always"/>
    </style:style>
    <style:style style:name="P11" style:family="paragraph" style:parent-style-name="Text_20_body" style:list-style-name="L2">
      <style:text-properties style:font-name="Tahoma" fo:font-size="12pt" style:font-size-asian="12pt" style:font-size-complex="12pt"/>
    </style:style>
    <style:style style:name="P12" style:family="paragraph" style:parent-style-name="Text_20_body" style:list-style-name="L3">
      <style:text-properties style:font-name="Tahoma" fo:font-size="12pt" style:font-size-asian="12pt" style:font-size-complex="12pt"/>
    </style:style>
    <style:style style:name="P13" style:family="paragraph" style:parent-style-name="Text_20_body" style:list-style-name="L4">
      <style:text-properties style:font-name="Tahoma" fo:font-size="12pt" style:font-size-asian="12pt" style:font-size-complex="12pt"/>
    </style:style>
    <style:style style:name="P14" style:family="paragraph" style:parent-style-name="Text_20_body">
      <style:text-properties officeooo:paragraph-rsid="0007e48c"/>
    </style:style>
    <style:style style:name="P15" style:family="paragraph" style:parent-style-name="Table_20_Heading">
      <style:text-properties style:font-name="Tahoma" fo:font-size="12pt" style:font-size-asian="12pt" style:font-size-complex="12pt"/>
    </style:style>
    <style:style style:name="P16" style:family="paragraph" style:parent-style-name="Table_20_Contents">
      <style:text-properties style:font-name="Tahoma" fo:font-size="12pt" style:font-size-asian="12pt" style:font-size-complex="12pt"/>
    </style:style>
    <style:style style:name="P17" style:family="paragraph" style:parent-style-name="Preformatted_20_Text">
      <loext:graphic-properties draw:fill="solid" draw:fill-color="#2f1e2e" draw:opacity="100%"/>
      <style:paragraph-properties ch2_options="{'Style': 'paraiso-dark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f1e2e"/>
    </style:style>
    <style:style style:name="P18" style:family="paragraph" style:parent-style-name="Text_20_body">
      <style:text-properties style:font-name="Tahoma" fo:font-size="12pt" style:font-size-asian="12pt" style:font-size-complex="12pt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20" style:family="paragraph" style:parent-style-name="Text_20_body" style:list-style-name="L5">
      <style:text-properties style:font-name="Tahoma" fo:font-size="12pt" style:font-size-asian="12pt" style:font-size-complex="12pt"/>
    </style:style>
    <style:style style:name="P21" style:family="paragraph" style:parent-style-name="Heading_20_4">
      <style:text-properties style:font-name="Tahoma" fo:font-size="12pt" style:font-size-asian="12pt" style:font-size-complex="12pt"/>
    </style:style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24" style:family="paragraph" style:parent-style-name="Text_20_body" style:list-style-name="L6">
      <style:text-properties style:font-name="Tahoma" fo:font-size="12pt" style:font-size-asian="12pt" style:font-size-complex="12pt"/>
    </style:style>
    <style:style style:name="T1" style:family="text">
      <style:text-properties style:font-name="Tahoma" fo:font-size="12pt" style:font-size-asian="12pt" style:font-size-complex="12pt"/>
    </style:style>
    <style:style style:name="T2" style:family="text">
      <style:text-properties fo:color="#815ba4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3" style:family="text">
      <style:text-properties fo:color="#e7e9db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4" style:family="text">
      <style:text-properties fo:color="#06b6e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5" style:family="text">
      <style:text-properties fo:color="#5bc4b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6" style:family="text">
      <style:text-properties fo:color="#48b685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7" style:family="text">
      <style:text-properties fo:color="#f99b15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8" style:family="text">
      <style:text-properties fo:color="#776e71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9" style:family="text">
      <style:text-properties style:font-name="Tahoma"/>
    </style:style>
    <style:style style:name="T10" style:family="text">
      <style:text-properties style:font-name="Tahoma" fo:font-size="12pt" officeooo:rsid="0007e48c" style:font-size-asian="12pt" style:font-size-complex="12pt"/>
    </style:style>
    <style:style style:name="T11" style:family="text">
      <style:text-properties style:font-name="Tahoma" fo:font-size="12pt" fo:font-weight="normal" officeooo:rsid="0007e48c" style:font-size-asian="12pt" style:font-weight-asian="normal" style:font-size-complex="12pt" style:font-weight-complex="normal"/>
    </style:style>
    <style:style style:name="T12" style:family="text">
      <style:text-properties style:font-name="Tahoma" fo:font-size="12pt" officeooo:rsid="000ce0c3" style:font-size-asian="12pt" style:font-size-complex="12pt"/>
    </style:style>
    <style:style style:name="T13" style:family="text">
      <style:text-properties fo:color="#06b6e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e7e9db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f99b15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officeooo:rsid="000ce0c3"/>
    </style:style>
    <style:style style:name="T17" style:family="text">
      <style:text-properties style:font-name="Tahoma" fo:font-size="12pt" officeooo:rsid="000931f7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ráctica: Gestionando una base de datos con IndexedDB</text:span></text:span></text:h>
      <text:h text:style-name="Heading_20_4" text:outline-level="4"><text:span text:style-name="Strong_20_Emphasis"><text:span text:style-name="T1">Instrucciones</text:span></text:span></text:h>
      <text:list text:style-name="L1">
        <text:list-item>
          <text:p text:style-name="P1"><text:span text:style-name="Strong_20_Emphasis"><text:span text:style-name="T1">Preparación inicial</text:span></text:span></text:p>
          <text:list>
            <text:list-item>
              <text:p text:style-name="P2">Crea un archivo HTML y un archivo JavaScript. </text:p>
            </text:list-item>
            <text:list-item>
              <text:p text:style-name="P3"><text:span text:style-name="T1">Copia el código base de la inicialización de la base de datos </text:span><text:span text:style-name="Source_20_Text"><text:span text:style-name="T1">BibliotecaDB</text:span></text:span><text:span text:style-name="T1"> y asegúrate de llamarlo correctamente desde tu HTML. </text:span></text:p>
            </text:list-item>
          </text:list>
        </text:list-item>
        <text:list-item>
          <text:p text:style-name="P1"><text:span text:style-name="Strong_20_Emphasis"><text:span text:style-name="T1">Agregar registros iniciales</text:span></text:span></text:p>
          <text:list>
            <text:list-item>
              <text:p text:style-name="P4">Usa el siguiente script para llenar el almacén de "libros" con algunos registros de ejemplo: </text:p>
            </text:list-item>
          </text:list>
        </text:list-item>
      </text:list>
      <text:p text:style-name="P5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cargarLibros</text:span></text:span><text:span text:style-name="Source_20_Text"><text:span text:style-name="T3">() {</text:span></text:span></text:p>
      <text:p text:style-name="P5"><text:span text:style-name="Source_20_Text"><text:span text:style-name="T3"><text:s text:c="2"/></text:span></text:span><text:span text:style-name="Source_20_Text"><text:span text:style-name="T2">const</text:span></text:span><text:span text:style-name="Source_20_Text"><text:span text:style-name="T3"> </text:span></text:span><text:span text:style-name="Source_20_Text"><text:span text:style-name="T4">libros</text:span></text:span><text:span text:style-name="Source_20_Text"><text:span text:style-name="T3"> </text:span></text:span><text:span text:style-name="Source_20_Text"><text:span text:style-name="T5">=</text:span></text:span><text:span text:style-name="Source_20_Text"><text:span text:style-name="T3"> [</text:span></text:span></text:p>
      <text:p text:style-name="P5"><text:span text:style-name="Source_20_Text"><text:span text:style-name="T3"><text:s text:c="4"/>{ </text:span></text:span><text:span text:style-name="Source_20_Text"><text:span text:style-name="T4">titulo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Cien Años de Soledad"</text:span></text:span><text:span text:style-name="Source_20_Text"><text:span text:style-name="T3">, </text:span></text:span><text:span text:style-name="Source_20_Text"><text:span text:style-name="T4">autor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Gabriel García Márquez"</text:span></text:span><text:span text:style-name="Source_20_Text"><text:span text:style-name="T3"> },</text:span></text:span></text:p>
      <text:p text:style-name="P5"><text:span text:style-name="Source_20_Text"><text:span text:style-name="T3"><text:s text:c="4"/>{ </text:span></text:span><text:span text:style-name="Source_20_Text"><text:span text:style-name="T4">titulo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Don Quijote de la Mancha"</text:span></text:span><text:span text:style-name="Source_20_Text"><text:span text:style-name="T3">, </text:span></text:span><text:span text:style-name="Source_20_Text"><text:span text:style-name="T4">autor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Miguel de Cervantes"</text:span></text:span><text:span text:style-name="Source_20_Text"><text:span text:style-name="T3"> },</text:span></text:span></text:p>
      <text:p text:style-name="P5"><text:span text:style-name="Source_20_Text"><text:span text:style-name="T3"><text:s text:c="4"/>{ </text:span></text:span><text:span text:style-name="Source_20_Text"><text:span text:style-name="T4">titulo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1984"</text:span></text:span><text:span text:style-name="Source_20_Text"><text:span text:style-name="T3">, </text:span></text:span><text:span text:style-name="Source_20_Text"><text:span text:style-name="T4">autor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George Orwell"</text:span></text:span><text:span text:style-name="Source_20_Text"><text:span text:style-name="T3"> },</text:span></text:span></text:p>
      <text:p text:style-name="P5"><text:span text:style-name="Source_20_Text"><text:span text:style-name="T3"><text:s text:c="4"/>{ </text:span></text:span><text:span text:style-name="Source_20_Text"><text:span text:style-name="T4">titulo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El Principito"</text:span></text:span><text:span text:style-name="Source_20_Text"><text:span text:style-name="T3">, </text:span></text:span><text:span text:style-name="Source_20_Text"><text:span text:style-name="T4">autor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Antoine de Saint-Exupéry"</text:span></text:span><text:span text:style-name="Source_20_Text"><text:span text:style-name="T3"> },</text:span></text:span></text:p>
      <text:p text:style-name="P5"><text:span text:style-name="Source_20_Text"><text:span text:style-name="T3"><text:s text:c="4"/>{ </text:span></text:span><text:span text:style-name="Source_20_Text"><text:span text:style-name="T4">titulo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Ficciones"</text:span></text:span><text:span text:style-name="Source_20_Text"><text:span text:style-name="T3">, </text:span></text:span><text:span text:style-name="Source_20_Text"><text:span text:style-name="T4">autor</text:span></text:span><text:span text:style-name="Source_20_Text"><text:span text:style-name="T5">:</text:span></text:span><text:span text:style-name="Source_20_Text"><text:span text:style-name="T3"> </text:span></text:span><text:span text:style-name="Source_20_Text"><text:span text:style-name="T6">"Jorge Luis Borges"</text:span></text:span><text:span text:style-name="Source_20_Text"><text:span text:style-name="T3"> }</text:span></text:span></text:p>
      <text:p text:style-name="P5"><text:span text:style-name="Source_20_Text"><text:span text:style-name="T3"><text:s text:c="2"/>];</text:span></text:span><text:span text:style-name="T3"/></text:p>
      <text:p text:style-name="P6"/>
      <text:p text:style-name="P5"><text:span text:style-name="Source_20_Text"><text:span text:style-name="T3"><text:s text:c="2"/></text:span></text:span><text:span text:style-name="Source_20_Text"><text:span text:style-name="T4">libros</text:span></text:span><text:span text:style-name="Source_20_Text"><text:span text:style-name="T3">.</text:span></text:span><text:span text:style-name="Source_20_Text"><text:span text:style-name="T4">forEach</text:span></text:span><text:span text:style-name="Source_20_Text"><text:span text:style-name="T3">((</text:span></text:span><text:span text:style-name="Source_20_Text"><text:span text:style-name="T4">libro</text:span></text:span><text:span text:style-name="Source_20_Text"><text:span text:style-name="T3">) =&gt; {</text:span></text:span></text:p>
      <text:p text:style-name="P5"><text:span text:style-name="Source_20_Text"><text:span text:style-name="T3"><text:s text:c="4"/></text:span></text:span><text:span text:style-name="Source_20_Text"><text:span text:style-name="T4">agregarRegistro</text:span></text:span><text:span text:style-name="Source_20_Text"><text:span text:style-name="T3">(</text:span></text:span><text:span text:style-name="Source_20_Text"><text:span text:style-name="T6">"libros"</text:span></text:span><text:span text:style-name="Source_20_Text"><text:span text:style-name="T3">, </text:span></text:span><text:span text:style-name="Source_20_Text"><text:span text:style-name="T4">libro</text:span></text:span><text:span text:style-name="Source_20_Text"><text:span text:style-name="T3">, (</text:span></text:span><text:span text:style-name="Source_20_Text"><text:span text:style-name="T4">success</text:span></text:span><text:span text:style-name="Source_20_Text"><text:span text:style-name="T3">) =&gt; {</text:span></text:span></text:p>
      <text:p text:style-name="P5"><text:span text:style-name="Source_20_Text"><text:span text:style-name="T3"><text:s text:c="6"/></text:span></text:span><text:span text:style-name="Source_20_Text"><text:span text:style-name="T2">if</text:span></text:span><text:span text:style-name="Source_20_Text"><text:span text:style-name="T3"> (</text:span></text:span><text:span text:style-name="Source_20_Text"><text:span text:style-name="T4">success</text:span></text:span><text:span text:style-name="Source_20_Text"><text:span text:style-name="T3">) {</text:span></text:span></text:p>
      <text:p text:style-name="P5"><text:span text:style-name="Source_20_Text"><text:span text:style-name="T3"><text:s text:c="8"/></text:span></text:span><text:span text:style-name="Source_20_Text"><text:span text:style-name="T4">console</text:span></text:span><text:span text:style-name="Source_20_Text"><text:span text:style-name="T3">.</text:span></text:span><text:span text:style-name="Source_20_Text"><text:span text:style-name="T4">log</text:span></text:span><text:span text:style-name="Source_20_Text"><text:span text:style-name="T3">(</text:span></text:span><text:span text:style-name="Source_20_Text"><text:span text:style-name="T6">`Libro "</text:span></text:span><text:span text:style-name="Source_20_Text"><text:span text:style-name="T7">${</text:span></text:span><text:span text:style-name="Source_20_Text"><text:span text:style-name="T4">libro</text:span></text:span><text:span text:style-name="Source_20_Text"><text:span text:style-name="T3">.</text:span></text:span><text:span text:style-name="Source_20_Text"><text:span text:style-name="T4">titulo</text:span></text:span><text:span text:style-name="Source_20_Text"><text:span text:style-name="T7">}</text:span></text:span><text:span text:style-name="Source_20_Text"><text:span text:style-name="T6">" agregado exitosamente.`</text:span></text:span><text:span text:style-name="Source_20_Text"><text:span text:style-name="T3">);</text:span></text:span></text:p>
      <text:p text:style-name="P5"><text:span text:style-name="Source_20_Text"><text:span text:style-name="T3"><text:s text:c="6"/>} </text:span></text:span><text:span text:style-name="Source_20_Text"><text:span text:style-name="T2">else</text:span></text:span><text:span text:style-name="Source_20_Text"><text:span text:style-name="T3"> {</text:span></text:span></text:p>
      <text:p text:style-name="P5"><text:span text:style-name="Source_20_Text"><text:span text:style-name="T3"><text:s text:c="8"/></text:span></text:span><text:span text:style-name="Source_20_Text"><text:span text:style-name="T4">console</text:span></text:span><text:span text:style-name="Source_20_Text"><text:span text:style-name="T3">.</text:span></text:span><text:span text:style-name="Source_20_Text"><text:span text:style-name="T4">error</text:span></text:span><text:span text:style-name="Source_20_Text"><text:span text:style-name="T3">(</text:span></text:span><text:span text:style-name="Source_20_Text"><text:span text:style-name="T6">`Error al agregar el libro "</text:span></text:span><text:span text:style-name="Source_20_Text"><text:span text:style-name="T7">${</text:span></text:span><text:span text:style-name="Source_20_Text"><text:span text:style-name="T4">libro</text:span></text:span><text:span text:style-name="Source_20_Text"><text:span text:style-name="T3">.</text:span></text:span><text:span text:style-name="Source_20_Text"><text:span text:style-name="T4">titulo</text:span></text:span><text:span text:style-name="Source_20_Text"><text:span text:style-name="T7">}</text:span></text:span><text:span text:style-name="Source_20_Text"><text:span text:style-name="T6">".`</text:span></text:span><text:span text:style-name="Source_20_Text"><text:span text:style-name="T3">);</text:span></text:span></text:p>
      <text:p text:style-name="P5"><text:span text:style-name="Source_20_Text"><text:span text:style-name="T3"><text:s text:c="6"/>}</text:span></text:span><text:span text:style-name="T3"/></text:p>
      <text:p text:style-name="P5"><text:span text:style-name="Source_20_Text"><text:span text:style-name="T3"><text:s text:c="4"/>});</text:span></text:span><text:span text:style-name="T3"/></text:p>
      <text:p text:style-name="P5"><text:span text:style-name="Source_20_Text"><text:span text:style-name="T3"><text:s text:c="2"/>});</text:span></text:span><text:span text:style-name="T3"/></text:p>
      <text:p text:style-name="P5"><text:span text:style-name="Source_20_Text"><text:span text:style-name="T3">}</text:span></text:span><text:span text:style-name="T3"/></text:p>
      <text:p text:style-name="P6"/>
      <text:p text:style-name="P5"><text:span text:style-name="Source_20_Text"><text:span text:style-name="T8">// Llamar a la función después de inicializar la base de datos</text:span></text:span><text:span text:style-name="T3"/></text:p>
      <text:p text:style-name="P5"><text:span text:style-name="Source_20_Text"><text:span text:style-name="T4">initDB</text:span></text:span><text:span text:style-name="Source_20_Text"><text:span text:style-name="T3">();</text:span></text:span></text:p>
      <text:p text:style-name="P7"><text:span text:style-name="Source_20_Text"><text:span text:style-name="T4">setTimeout</text:span></text:span><text:span text:style-name="Source_20_Text"><text:span text:style-name="T3">(</text:span></text:span><text:span text:style-name="Source_20_Text"><text:span text:style-name="T4">cargarLibros</text:span></text:span><text:span text:style-name="Source_20_Text"><text:span text:style-name="T3">, </text:span></text:span><text:span text:style-name="Source_20_Text"><text:span text:style-name="T7">1000</text:span></text:span><text:span text:style-name="Source_20_Text"><text:span text:style-name="T3">);</text:span></text:span></text:p>
      <text:p text:style-name="P8"><text:span text:style-name="Strong_20_Emphasis"><text:span text:style-name="T1"/></text:span></text:p>
      <text:list text:style-name="L2">
        <text:list-header>
          <text:p text:style-name="P9"><text:span text:style-name="Strong_20_Emphasis"><text:span text:style-name="T1"/></text:span></text:p>
        </text:list-header>
      </text:list>
      <text:h text:style-name="P10" text:outline-level="4"><text:span text:style-name="Strong_20_Emphasis"><text:span text:style-name="T9">Ejercicio 1: Usar un cursor para recorrer el almacén "libros" </text:span></text:span></text:h>
      <text:list text:continue-numbering="true" text:style-name="L2">
        <text:list-item>
          <text:list>
            <text:list-item>
              <text:p text:style-name="P11">Implementa un script para listar todos los libros en consola usando un cursor </text:p>
            </text:list-item>
          </text:list>
        </text:list-item>
      </text:list>
      <text:p text:style-name="Preformatted_20_Text"><text:span text:style-name="Source_20_Text"><text:span text:style-name="T1"/></text:span></text:p>
      <text:h text:style-name="P10" text:outline-level="4"><text:span text:style-name="Strong_20_Emphasis"><text:span text:style-name="T9">Ejercicio 2: Eliminar libros según una condición </text:span></text:span></text:h>
      <text:list text:style-name="L3">
        <text:list-item>
          <text:list>
            <text:list-item>
              <text:p text:style-name="P12">Escribe una función que elimine los libros cuyo título tenga más de 15 caracteres: </text:p>
            </text:list-item>
          </text:list>
        </text:list-item>
      </text:list>
      <text:h text:style-name="P10" text:outline-level="4"><text:soft-page-break/><text:span text:style-name="Strong_20_Emphasis"><text:span text:style-name="T9">Ejercicio 3: Modificar un registro </text:span></text:span></text:h>
      <text:list text:style-name="L4">
        <text:list-item>
          <text:list>
            <text:list-item>
              <text:p text:style-name="P13">Implementa una función para modificar el título de un libro por su ID: </text:p>
            </text:list-item>
          </text:list>
        </text:list-item>
      </text:list>
      <text:p text:style-name="P5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modificarTituloLibro</text:span></text:span><text:span text:style-name="Source_20_Text"><text:span text:style-name="T3">(</text:span></text:span><text:span text:style-name="Source_20_Text"><text:span text:style-name="T4">id</text:span></text:span><text:span text:style-name="Source_20_Text"><text:span text:style-name="T3">, </text:span></text:span><text:span text:style-name="Source_20_Text"><text:span text:style-name="T4">nuevoTitulo</text:span></text:span><text:span text:style-name="Source_20_Text"><text:span text:style-name="T3">) {</text:span></text:span></text:p>
      <text:p text:style-name="P5"><text:span text:style-name="Source_20_Text"><text:span text:style-name="T3">}</text:span></text:span></text:p>
      <text:p text:style-name="Preformatted_20_Text"><text:span text:style-name="Source_20_Text"><text:span text:style-name="T1"/></text:span></text:p>
      <text:h text:style-name="Heading_20_4" text:outline-level="4"><text:span text:style-name="Strong_20_Emphasis"><text:span text:style-name="T1">Ejercicio </text:span></text:span><text:span text:style-name="Strong_20_Emphasis"><text:span text:style-name="T10">4</text:span></text:span><text:span text:style-name="Strong_20_Emphasis"><text:span text:style-name="T1">: Agregar registros</text:span></text:span></text:h>
      <text:p text:style-name="Text_20_body"><text:span text:style-name="T1">Escribe una función que agregue los siguientes socios a la tabla </text:span><text:span text:style-name="Source_20_Text"><text:span text:style-name="T1">socios</text:span></text:span><text:span text:style-name="T1">:</text:span></text:p>
      <text:p text:style-name="P14"><text:span text:style-name="Strong_20_Emphasis"><text:span text:style-name="T11">Define una función callback para confirmar el éxito de la operación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5">Nombre</text:p>
            </table:table-cell>
            <table:table-cell table:style-name="Tabla1.A1" office:value-type="string">
              <text:p text:style-name="P15">Edad</text:p>
            </table:table-cell>
          </table:table-row>
        </table:table-header-rows>
        <table:table-row>
          <table:table-cell table:style-name="Tabla1.A1" office:value-type="string">
            <text:p text:style-name="P16">María López</text:p>
          </table:table-cell>
          <table:table-cell table:style-name="Tabla1.A1" office:value-type="string">
            <text:p text:style-name="P16">25</text:p>
          </table:table-cell>
        </table:table-row>
        <table:table-row>
          <table:table-cell table:style-name="Tabla1.A1" office:value-type="string">
            <text:p text:style-name="P16">Carlos Gómez</text:p>
          </table:table-cell>
          <table:table-cell table:style-name="Tabla1.A1" office:value-type="string">
            <text:p text:style-name="P16">34</text:p>
          </table:table-cell>
        </table:table-row>
        <table:table-row>
          <table:table-cell table:style-name="Tabla1.A1" office:value-type="string">
            <text:p text:style-name="P16">Ana Martínez</text:p>
          </table:table-cell>
          <table:table-cell table:style-name="Tabla1.A1" office:value-type="string">
            <text:p text:style-name="P16">29</text:p>
          </table:table-cell>
        </table:table-row>
        <table:table-row>
          <table:table-cell table:style-name="Tabla1.A1" office:value-type="string">
            <text:p text:style-name="P16">Jorge Ramírez</text:p>
          </table:table-cell>
          <table:table-cell table:style-name="Tabla1.A1" office:value-type="string">
            <text:p text:style-name="P16">42</text:p>
          </table:table-cell>
        </table:table-row>
      </table:table>
      <text:h text:style-name="Heading_20_4" text:outline-level="4"><text:span text:style-name="Strong_20_Emphasis"><text:span text:style-name="T1"/></text:span></text:h>
      <text:h text:style-name="Heading_20_4" text:outline-level="4"><text:span text:style-name="Strong_20_Emphasis"><text:span text:style-name="T1">Ejercicio </text:span></text:span><text:span text:style-name="Strong_20_Emphasis"><text:span text:style-name="T12">5</text:span></text:span><text:span text:style-name="Strong_20_Emphasis"><text:span text:style-name="T1">: Buscar un socio por nombre</text:span></text:span></text:h>
      <text:p text:style-name="P14"><text:span text:style-name="T1">Crea una función que reciba como parámetro un nombre y busque en el almacén </text:span><text:span text:style-name="Source_20_Text"><text:span text:style-name="T1">socios</text:span></text:span><text:span text:style-name="T1"> al socio que coincida. Muestra en consola los datos del socio encontrado o un mensaje indicando que no existe. Usa índices para realizar búsquedas eficientes. </text:span></text:p>
      <text:p text:style-name="Text_20_body"><text:span text:style-name="Strong_20_Emphasis"><text:span text:style-name="T1">Ejemplo de entrada</text:span></text:span><text:span text:style-name="T1">: </text:span><text:span text:style-name="Source_20_Text"><text:span text:style-name="T1">"Carlos Gómez"</text:span></text:span><text:span text:style-name="T1"><text:line-break/></text:span><text:span text:style-name="Strong_20_Emphasis"><text:span text:style-name="T1">Salida esperada</text:span></text:span><text:span text:style-name="T1">: </text:span><text:span text:style-name="Source_20_Text"><text:span text:style-name="T1">ID: 2, Nombre: Carlos Gómez, Edad: 34</text:span></text:span></text:p>
      <text:h text:style-name="Heading_20_4" text:outline-level="4"><text:span text:style-name="Strong_20_Emphasis"><text:span text:style-name="T1"/></text:span></text:h>
      <text:h text:style-name="Heading_20_4" text:outline-level="4"><text:span text:style-name="Strong_20_Emphasis"><text:span text:style-name="T1">Ejercicio </text:span></text:span><text:span text:style-name="Strong_20_Emphasis"><text:span text:style-name="T12">6</text:span></text:span><text:span text:style-name="Strong_20_Emphasis"><text:span text:style-name="T1">: Modificar la edad de un socio</text:span></text:span></text:h>
      <text:p text:style-name="Text_20_body"><text:span text:style-name="T1">Escribe una función que reciba como parámetros el </text:span><text:span text:style-name="Source_20_Text"><text:span text:style-name="T1">id</text:span></text:span><text:span text:style-name="T1"> de un socio y su nueva edad, y actualice el registro correspondiente.</text:span></text:p>
      <text:p text:style-name="Text_20_body"><text:span text:style-name="Strong_20_Emphasis"><text:span text:style-name="T1">Ejemplo de entrada</text:span></text:span><text:span text:style-name="T1">:</text:span></text:p>
      <text:p text:style-name="P17"><text:span text:style-name="Source_20_Text"><text:span text:style-name="T13">modificarEdadSocio</text:span></text:span><text:span text:style-name="Source_20_Text"><text:span text:style-name="T14">(</text:span></text:span><text:span text:style-name="Source_20_Text"><text:span text:style-name="T15">2</text:span></text:span><text:span text:style-name="Source_20_Text"><text:span text:style-name="T14">, </text:span></text:span><text:span text:style-name="Source_20_Text"><text:span text:style-name="T15">35</text:span></text:span><text:span text:style-name="Source_20_Text"><text:span text:style-name="T14">);</text:span></text:span></text:p>
      <text:p text:style-name="Text_20_body"><text:span text:style-name="Strong_20_Emphasis"><text:span text:style-name="T1">Salida esperada en consola</text:span></text:span><text:span text:style-name="T1">:<text:line-break/></text:span><text:span text:style-name="Source_20_Text"><text:span text:style-name="T1">La edad del socio Carlos Gómez ha sido actualizada a 35.</text:span></text:span></text:p>
      <text:h text:style-name="Heading_20_4" text:outline-level="4"><text:span text:style-name="Strong_20_Emphasis"><text:span text:style-name="T1">Ejercicio </text:span></text:span><text:span text:style-name="Strong_20_Emphasis"><text:span text:style-name="T12">7</text:span></text:span><text:span text:style-name="Strong_20_Emphasis"><text:span text:style-name="T1">: Eliminar préstamos</text:span></text:span></text:h>
      <text:p text:style-name="P18">Crea una función que elimine todos los préstamos realizados <text:span text:style-name="T16">a</text:span> un socio con un ID específico.</text:p>
      <text:p text:style-name="Text_20_body"><text:span text:style-name="Strong_20_Emphasis"><text:span text:style-name="T1">Ejemplo de entrada</text:span></text:span><text:span text:style-name="T1">:</text:span></text:p>
      <text:p text:style-name="P17"><text:span text:style-name="Source_20_Text"><text:span text:style-name="T4">eliminarPrestamosPorSocio</text:span></text:span><text:span text:style-name="Source_20_Text"><text:span text:style-name="T3">(</text:span></text:span><text:span text:style-name="Source_20_Text"><text:span text:style-name="T7">1</text:span></text:span><text:span text:style-name="Source_20_Text"><text:span text:style-name="T3">);</text:span></text:span></text:p>
      <text:p text:style-name="Text_20_body"><text:soft-page-break/><text:span text:style-name="Strong_20_Emphasis"><text:span text:style-name="T1">Salida esperada en consola</text:span></text:span><text:span text:style-name="T1">:<text:line-break/></text:span><text:span text:style-name="Source_20_Text"><text:span text:style-name="T1">Préstamos del socio con ID 1 eliminados.</text:span></text:span></text:p>
      <text:h text:style-name="Heading_20_4" text:outline-level="4"><text:span text:style-name="Strong_20_Emphasis"><text:span text:style-name="T1">Ejercicio </text:span></text:span><text:span text:style-name="Strong_20_Emphasis"><text:span text:style-name="T12">8</text:span></text:span><text:span text:style-name="Strong_20_Emphasis"><text:span text:style-name="T1">: Buscar libros prestados </text:span></text:span><text:span text:style-name="Strong_20_Emphasis"><text:span text:style-name="T10">a</text:span></text:span><text:span text:style-name="Strong_20_Emphasis"><text:span text:style-name="T1"> un socio</text:span></text:span></text:h>
      <text:p text:style-name="Text_20_body"><text:span text:style-name="T1">Usa los índices en el almacén </text:span><text:span text:style-name="Source_20_Text"><text:span text:style-name="T1">préstamos</text:span></text:span><text:span text:style-name="T1"> para obtener todos los libros prestados </text:span><text:span text:style-name="T10">a</text:span><text:span text:style-name="T1"> un socio en particular, mostrando los títulos de los libros.</text:span></text:p>
      <text:p text:style-name="Text_20_body"><text:span text:style-name="Strong_20_Emphasis"><text:span text:style-name="T1">Ejemplo de entrada</text:span></text:span><text:span text:style-name="T1">:</text:span></text:p>
      <text:p text:style-name="P17"><text:span text:style-name="Source_20_Text"><text:span text:style-name="T4">buscarLibrosPorSocio</text:span></text:span><text:span text:style-name="Source_20_Text"><text:span text:style-name="T3">(</text:span></text:span><text:span text:style-name="Source_20_Text"><text:span text:style-name="T7">1</text:span></text:span><text:span text:style-name="Source_20_Text"><text:span text:style-name="T3">);</text:span></text:span></text:p>
      <text:p text:style-name="Text_20_body"><text:span text:style-name="Strong_20_Emphasis"><text:span text:style-name="T1">Salida esperada en consola</text:span></text:span><text:span text:style-name="T1">:<text:line-break/></text:span><text:span text:style-name="Source_20_Text"><text:span text:style-name="T1">Libros prestados </text:span></text:span><text:span text:style-name="Source_20_Text"><text:span text:style-name="T17">al</text:span></text:span><text:span text:style-name="Source_20_Text"><text:span text:style-name="T1"> socio con ID 1: "Cien Años de Soledad", "El Principito"</text:span></text:span></text:p>
      <text:h text:style-name="Heading_20_4" text:outline-level="4"><text:span text:style-name="Strong_20_Emphasis"><text:span text:style-name="T1"/></text:span></text:h>
      <text:h text:style-name="Heading_20_4" text:outline-level="4"><text:span text:style-name="Strong_20_Emphasis"><text:span text:style-name="T1">Ejercicio </text:span></text:span><text:span text:style-name="Strong_20_Emphasis"><text:span text:style-name="T12">9</text:span></text:span><text:span text:style-name="Strong_20_Emphasis"><text:span text:style-name="T1">: Mostrar estadísticas</text:span></text:span></text:h>
      <text:p text:style-name="P18">Implementa una función que calcule y muestre en consola las siguientes estadísticas:</text:p>
      <text:list text:style-name="L5">
        <text:list-item>
          <text:p text:style-name="P19">El total de socios. </text:p>
        </text:list-item>
        <text:list-item>
          <text:p text:style-name="P19">El total de libros. </text:p>
        </text:list-item>
        <text:list-item>
          <text:p text:style-name="P20">El número de préstamos registrados. </text:p>
        </text:list-item>
      </text:list>
      <text:h text:style-name="P21" text:outline-level="4"><text:span text:style-name="Strong_20_Emphasis"><text:span text:style-name="T1"/></text:span></text:h>
      <text:h text:style-name="Heading_20_4" text:outline-level="4"><text:span text:style-name="Strong_20_Emphasis"><text:span text:style-name="T1">Ejercicio </text:span></text:span><text:span text:style-name="Strong_20_Emphasis"><text:span text:style-name="T17">1</text:span></text:span><text:span text:style-name="Strong_20_Emphasis"><text:span text:style-name="T12">0</text:span></text:span><text:span text:style-name="Strong_20_Emphasis"><text:span text:style-name="T1">: Filtrar libros por autor</text:span></text:span></text:h>
      <text:p text:style-name="P18">Crea una función que reciba como parámetro un autor y liste todos los libros escritos por él.</text:p>
      <text:p text:style-name="Text_20_body"><text:span text:style-name="Strong_20_Emphasis"><text:span text:style-name="T1">Ejemplo de entrada</text:span></text:span><text:span text:style-name="T1">:</text:span></text:p>
      <text:p text:style-name="P17"><text:span text:style-name="Source_20_Text"><text:span text:style-name="T4">filtrarLibrosPorAutor</text:span></text:span><text:span text:style-name="Source_20_Text"><text:span text:style-name="T3">(</text:span></text:span><text:span text:style-name="Source_20_Text"><text:span text:style-name="T6">"Gabriel García Márquez"</text:span></text:span><text:span text:style-name="Source_20_Text"><text:span text:style-name="T3">);</text:span></text:span></text:p>
      <text:p text:style-name="Text_20_body"><text:span text:style-name="Strong_20_Emphasis"><text:span text:style-name="T1">Salida esperada en consola</text:span></text:span><text:span text:style-name="T1">:<text:line-break/></text:span><text:span text:style-name="Source_20_Text"><text:span text:style-name="T1">Libros de Gabriel García Márquez: "Cien Años de Soledad"</text:span></text:span></text:p>
      <text:h text:style-name="P21" text:outline-level="4"><text:span text:style-name="Strong_20_Emphasis"><text:span text:style-name="T1"/></text:span></text:h>
      <text:h text:style-name="Heading_20_4" text:outline-level="4"><text:span text:style-name="Strong_20_Emphasis"><text:span text:style-name="T1">Ejercicio </text:span></text:span><text:span text:style-name="Strong_20_Emphasis"><text:span text:style-name="T17">1</text:span></text:span><text:span text:style-name="Strong_20_Emphasis"><text:span text:style-name="T12">1</text:span></text:span><text:span text:style-name="Strong_20_Emphasis"><text:span text:style-name="T1">: Crear un préstamo</text:span></text:span></text:h>
      <text:p text:style-name="Text_20_body"><text:span text:style-name="T1">Escribe una función que agregue un nuevo préstamo, asociando el </text:span><text:span text:style-name="Source_20_Text"><text:span text:style-name="T1">socioId</text:span></text:span><text:span text:style-name="T1"> y el </text:span><text:span text:style-name="Source_20_Text"><text:span text:style-name="T1">libroId</text:span></text:span><text:span text:style-name="T1">.</text:span></text:p>
      <text:p text:style-name="Text_20_body"><text:span text:style-name="Strong_20_Emphasis"><text:span text:style-name="T1">Ejemplo de entrada</text:span></text:span><text:span text:style-name="T1">:</text:span></text:p>
      <text:p text:style-name="P17"><text:span text:style-name="Source_20_Text"><text:span text:style-name="T4">crearPrestamo</text:span></text:span><text:span text:style-name="Source_20_Text"><text:span text:style-name="T3">(</text:span></text:span><text:span text:style-name="Source_20_Text"><text:span text:style-name="T7">1</text:span></text:span><text:span text:style-name="Source_20_Text"><text:span text:style-name="T3">, </text:span></text:span><text:span text:style-name="Source_20_Text"><text:span text:style-name="T7">3</text:span></text:span><text:span text:style-name="Source_20_Text"><text:span text:style-name="T3">); </text:span></text:span><text:span text:style-name="Source_20_Text"><text:span text:style-name="T8">// Donde 1 es el ID del socio y 3 el ID del libro</text:span></text:span></text:p>
      <text:p text:style-name="Text_20_body"><text:span text:style-name="Strong_20_Emphasis"><text:span text:style-name="T1">Salida esperada en consola</text:span></text:span><text:span text:style-name="T1">:<text:line-break/></text:span><text:span text:style-name="Source_20_Text"><text:span text:style-name="T1">Préstamo registrado: Socio ID 1 -&gt; Libro ID 3</text:span></text:span></text:p>
      <text:h text:style-name="P21" text:outline-level="4"><text:soft-page-break/><text:span text:style-name="Strong_20_Emphasis"><text:span text:style-name="T1"/></text:span></text:h>
      <text:h text:style-name="Heading_20_4" text:outline-level="4"><text:span text:style-name="Strong_20_Emphasis"><text:span text:style-name="T1">Ejercicio </text:span></text:span><text:span text:style-name="Strong_20_Emphasis"><text:span text:style-name="T17">1</text:span></text:span><text:span text:style-name="Strong_20_Emphasis"><text:span text:style-name="T12">2</text:span></text:span><text:span text:style-name="Strong_20_Emphasis"><text:span text:style-name="T1">: Eliminar libros no prestados</text:span></text:span></text:h>
      <text:p text:style-name="Text_20_body"><text:span text:style-name="T1">Implementa una función que recorra el almacén </text:span><text:span text:style-name="Source_20_Text"><text:span text:style-name="T1">libros</text:span></text:span><text:span text:style-name="T1"> y elimine aquellos que no hayan sido registrados en el almacén </text:span><text:span text:style-name="Source_20_Text"><text:span text:style-name="T1">préstamos</text:span></text:span><text:span text:style-name="T1">.</text:span></text:p>
      <text:p text:style-name="Text_20_body"><text:span text:style-name="Strong_20_Emphasis"><text:span text:style-name="T1">Salida esperada en consola</text:span></text:span><text:span text:style-name="T1">:<text:line-break/></text:span><text:span text:style-name="Source_20_Text"><text:span text:style-name="T1">Eliminados libros no prestados: "Don Quijote de la Mancha", "Ficciones"</text:span>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Entrega</text:span></text:span></text:h>
      <text:list text:style-name="L6">
        <text:list-item>
          <text:p text:style-name="P22"><text:span text:style-name="T1">Subir el archivo </text:span><text:span text:style-name="Source_20_Text"><text:span text:style-name="T1">.js</text:span></text:span><text:span text:style-name="T1"> <text:s/></text:span><text:span text:style-name="T12">y el .html </text:span><text:span text:style-name="T1">con las soluciones. </text:span></text:p>
        </text:list-item>
        <text:list-item>
          <text:p text:style-name="P23">Proveer capturas de pantalla de los resultados en consola. </text:p>
        </text:list-item>
        <text:list-item>
          <text:p text:style-name="P24">Incluir comentarios explicativos en el código. </text:p>
        </text:list-item>
      </text:list>
      <text:h text:style-name="Heading_20_3" text:outline-level="3"><text:span text:style-name="Strong_20_Emphasis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9:16:37.114000000</meta:creation-date>
    <dc:date>2025-01-23T19:46:17.455000000</dc:date>
    <meta:editing-duration>PT18M46S</meta:editing-duration>
    <meta:editing-cycles>4</meta:editing-cycles>
    <meta:generator>LibreOffice/24.8.4.2$Windows_X86_64 LibreOffice_project/bb3cfa12c7b1bf994ecc5649a80400d06cd71002</meta:generator>
    <meta:document-statistic meta:table-count="1" meta:image-count="0" meta:object-count="0" meta:page-count="4" meta:paragraph-count="89" meta:word-count="664" meta:character-count="4223" meta:non-whitespace-character-count="3575"/>
  </office:meta>
</office:document-meta>
</file>